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Calibri" style:font-family-asian="Calibri" style:font-family-complex="Calibri" fo:background-color="transparent" style:use-window-font-color="true"/>
    </style:style>
    <style:style style:name="T2" style:family="text">
      <style:text-properties fo:font-size="11.00pt" fo:font-weight="bold"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bold"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6.00pt" fo:font-weight="bold"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bold"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6.00pt" fo:font-weight="bold"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fo:color="#004dbb"/>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bold"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fo:color="#004dbb"/>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bold"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fo:color="#004dbb"/>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bold"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fo:color="#004dbb"/>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6.00pt" fo:font-weight="bold"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bold"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fo:color="#004dbb"/>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bold"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fo:color="#004dbb"/>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bold"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fo:color="#004dbb"/>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6.00pt" fo:font-weight="bold"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bold"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6.00pt" fo:font-weight="bold"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justify" fo:margin-bottom="10.00pt"/>
    </style:style>
    <style:style style:name="P2" style:family="paragraph">
      <style:paragraph-properties fo:line-height="115.00%" fo:text-align="left" fo:margin-bottom="10.00pt"/>
    </style:style>
  </office:automatic-styles>
  <office:body>
    <office:text>
      <text:p text:style-name="P1"><text:span text:style-name="T1"><text:s text:c="21"/># FastAPI: Overview, Features, and Use Cases</text:span></text:p>
      <text:p text:style-name="P2"><text:span text:style-name="T2">What is FastAPI?</text:span></text:p>
      <text:p text:style-name="P2"><text:span text:style-name="T3">FastAPI is a modern, high-performance web framework for building APIs with Python. It is based on standard Python type hints and the ASGI (Asynchronous Server Gateway Interface) specification. FastAPI is designed to be fast, easy to use, and highly efficient, making it a popular choice for developers building APIs and web applications.</text:span></text:p>
      <text:p text:style-name="P2"><text:span text:style-name="T4">Key Features of FastAPI</text:span><text:span text:style-name="T5"/></text:p>
      <text:p text:style-name="P2"><text:span text:style-name="T6">1. High Performance</text:span><text:span text:style-name="T7"/></text:p>
      <text:p text:style-name="P2"><text:span text:style-name="T7">- Built on **Starlette** for the web parts and **Pydantic** for data validation.</text:span></text:p>
      <text:p text:style-name="P2"><text:span text:style-name="T7">- Asynchronous capabilities ensure scalability and responsiveness.</text:span></text:p>
      <text:p text:style-name="P2"><text:span text:style-name="T8">2. Automatic Interactive Documentation</text:span><text:span text:style-name="T9"/></text:p>
      <text:p text:style-name="P2"><text:span text:style-name="T9">- Auto-generates OpenAPI (Swagger) and ReDoc documentation for your APIs.</text:span></text:p>
      <text:p text:style-name="P2"><text:span text:style-name="T9"><text:s text:c="2"/>- Swagger UI: Interactive interface for testing endpoints.</text:span></text:p>
      <text:p text:style-name="P2"><text:span text:style-name="T9"><text:s text:c="2"/>- ReDoc: Clean and developer-friendly API documentation.</text:span></text:p>
      <text:p text:style-name="P2"><text:span text:style-name="T10">3. Type Annotations and Validation</text:span><text:span text:style-name="T11"/></text:p>
      <text:p text:style-name="P2"><text:span text:style-name="T11">- Uses Python type hints to validate and serialize request and response data automatically.</text:span></text:p>
      <text:p text:style-name="P2"><text:span text:style-name="T11">- Ensures robust input/output validation with minimal boilerplate.</text:span></text:p>
      <text:p text:style-name="P2"><text:span text:style-name="T12">4. Asynchronous Support</text:span><text:span text:style-name="T13"/></text:p>
      <text:p text:style-name="P2"><text:span text:style-name="T13">- Fully compatible with Python’s `async` and `await`, allowing you to write non-blocking, concurrent code.</text:span><text:span text:style-name="T14"/></text:p>
      <text:p text:style-name="P2"><text:span text:style-name="T14">5. Dependency Injection</text:span></text:p>
      <text:p text:style-name="P2"><text:span text:style-name="T15">- Built-in support for managing dependencies, reducing coupling and improving testability.</text:span></text:p>
      <text:p text:style-name="P2"><text:span text:style-name="T16">6. Security Features</text:span><text:span text:style-name="T17"/></text:p>
      <text:p text:style-name="P2"><text:span text:style-name="T17">- Simplifies OAuth2, JWT, and basic authentication implementations.</text:span></text:p>
      <text:p text:style-name="P2"><text:span text:style-name="T17">- Provides tools for managing user authentication and permissions.</text:span></text:p>
      <text:p text:style-name="P2"><text:span text:style-name="T18">7. Extensibility</text:span><text:span text:style-name="T19"/></text:p>
      <text:p text:style-name="P2"><text:span text:style-name="T19">- Modular design makes it easy to integrate with other libraries (e.g., SQLAlchemy, databases, and Celery).</text:span></text:p>
      <text:p text:style-name="P2"><text:span text:style-name="T19">- Compatible with WebSocket, GraphQL, and Server-Sent Events.</text:span></text:p>
      <text:p text:style-name="P2"><text:span text:style-name="T19"/></text:p>
      <text:p text:style-name="P2"><text:span text:style-name="T20">## **FastAPI Ecosystem**</text:span><text:span text:style-name="T21"/></text:p>
      <text:p text:style-name="P2"><text:span text:style-name="T22">1. Starlette</text:span><text:span text:style-name="T23"/></text:p>
      <text:p text:style-name="P2"><text:span text:style-name="T23">- Provides the ASGI server and web tools like routing, middleware, and WebSocket support.</text:span></text:p>
      <text:p text:style-name="P2"><text:span text:style-name="T24">2. Pydantic</text:span><text:span text:style-name="T25"/></text:p>
      <text:p text:style-name="P2"><text:span text:style-name="T25">- Handles data validation, parsing, and serialization.</text:span></text:p>
      <text:p text:style-name="P2"><text:span text:style-name="T26">3. Uvicorn</text:span><text:span text:style-name="T27"/></text:p>
      <text:p text:style-name="P2"><text:span text:style-name="T27">- A fast ASGI server used to run FastAPI applications.</text:span></text:p>
      <text:p text:style-name="P2"><text:span text:style-name="T28">Core Concepts</text:span><text:span text:style-name="T29"/></text:p>
      <text:p text:style-name="P2"><text:span text:style-name="T30">1. Path Operations</text:span><text:span text:style-name="T31"/></text:p>
      <text:p text:style-name="P2"><text:span text:style-name="T31">Define endpoints using decorators:</text:span></text:p>
      <text:p text:style-name="P2"><text:span text:style-name="T31">```python</text:span></text:p>
      <text:p text:style-name="P2"><text:span text:style-name="T32">from fastapi import FastAPI</text:span></text:p>
      <text:p text:style-name="P2"><text:span text:style-name="T32"/></text:p>
      <text:p text:style-name="P2"><text:span text:style-name="T32">app = FastAPI()</text:span></text:p>
      <text:p text:style-name="P2"><text:span text:style-name="T32"/></text:p>
      <text:p text:style-name="P2"><text:span text:style-name="T32">@app.get("/items/{item_id}")</text:span></text:p>
      <text:p text:style-name="P2"><text:span text:style-name="T32">def read_item(item_id: int, q: str = None):</text:span></text:p>
      <text:p text:style-name="P2"><text:span text:style-name="T32"><text:s text:c="4"/>return {"item_id": item_id, "q": q}</text:span></text:p>
      <text:p text:style-name="P2"><text:span text:style-name="T33">```</text:span></text:p>
      <text:p text:style-name="P2"><text:span text:style-name="T33"/></text:p>
      <text:p text:style-name="P2"><text:span text:style-name="T34">2. Request and Response Models</text:span><text:span text:style-name="T35"/></text:p>
      <text:p text:style-name="P2"><text:span text:style-name="T35">Use Pydantic models to define the data structure:</text:span></text:p>
      <text:p text:style-name="P2"><text:span text:style-name="T35">```python</text:span></text:p>
      <text:p text:style-name="P2"><text:span text:style-name="T36">from pydantic import BaseModel</text:span></text:p>
      <text:p text:style-name="P2"><text:span text:style-name="T36"/></text:p>
      <text:p text:style-name="P2"><text:span text:style-name="T36">class Item(BaseModel):</text:span></text:p>
      <text:p text:style-name="P2"><text:span text:style-name="T36"><text:s text:c="4"/>name: str</text:span></text:p>
      <text:p text:style-name="P2"><text:span text:style-name="T36"><text:s text:c="4"/>price: float</text:span></text:p>
      <text:p text:style-name="P2"><text:span text:style-name="T36"><text:s text:c="4"/>description: str | None = None</text:span></text:p>
      <text:p text:style-name="P2"><text:span text:style-name="T36"/></text:p>
      <text:p text:style-name="P2"><text:span text:style-name="T36">@app.post("/items/")</text:span></text:p>
      <text:p text:style-name="P2"><text:span text:style-name="T36">def create_item(item: Item):</text:span></text:p>
      <text:p text:style-name="P2"><text:span text:style-name="T36"><text:s text:c="4"/>return item</text:span></text:p>
      <text:p text:style-name="P2"><text:span text:style-name="T37">```</text:span></text:p>
      <text:p text:style-name="P2"><text:span text:style-name="T37"/></text:p>
      <text:p text:style-name="P2"><text:span text:style-name="T38">3. Dependency Injection</text:span><text:span text:style-name="T39"/></text:p>
      <text:p text:style-name="P2"><text:span text:style-name="T39">Inject dependencies directly into path operations:</text:span></text:p>
      <text:p text:style-name="P2"><text:span text:style-name="T39">```python</text:span></text:p>
      <text:p text:style-name="P2"><text:span text:style-name="T40">from fastapi import Depends</text:span></text:p>
      <text:p text:style-name="P2"><text:span text:style-name="T40"/></text:p>
      <text:p text:style-name="P2"><text:span text:style-name="T40">def common_parameters(q: str = None, skip: int = 0, limit: int = 10):</text:span></text:p>
      <text:p text:style-name="P2"><text:span text:style-name="T40"><text:s text:c="4"/>return {"q": q, "skip": skip, "limit": limit}</text:span></text:p>
      <text:p text:style-name="P2"><text:span text:style-name="T40"/></text:p>
      <text:p text:style-name="P2"><text:span text:style-name="T40">@app.get("/items/")</text:span></text:p>
      <text:p text:style-name="P2"><text:span text:style-name="T40">def read_items(params: dict = Depends(common_parameters)):</text:span></text:p>
      <text:p text:style-name="P2"><text:span text:style-name="T40"><text:s text:c="4"/>return params</text:span><text:span text:style-name="T41"/></text:p>
      <text:p text:style-name="P2"><text:span text:style-name="T41">```</text:span></text:p>
      <text:p text:style-name="P2"><text:span text:style-name="T41"/></text:p>
      <text:p text:style-name="P2"><text:span text:style-name="T42">4. Authentication and Authorization</text:span></text:p>
      <text:p text:style-name="P2"><text:span text:style-name="T43">Implement security using OAuth2 and JWT:</text:span></text:p>
      <text:p text:style-name="P2"><text:span text:style-name="T43">```python</text:span></text:p>
      <text:p text:style-name="P2"><text:span text:style-name="T44">from fastapi.security import OAuth2PasswordBearer</text:span></text:p>
      <text:p text:style-name="P2"><text:span text:style-name="T44">from fastapi import Depends, HTTPException</text:span></text:p>
      <text:p text:style-name="P2"><text:span text:style-name="T44"/></text:p>
      <text:p text:style-name="P2"><text:span text:style-name="T44">oauth2_scheme = OAuth2PasswordBearer(tokenUrl="token")</text:span></text:p>
      <text:p text:style-name="P2"><text:span text:style-name="T44"/></text:p>
      <text:p text:style-name="P2"><text:span text:style-name="T44">def get_current_user(token: str = Depends(oauth2_scheme)):</text:span></text:p>
      <text:p text:style-name="P2"><text:span text:style-name="T44"><text:s text:c="4"/>if token != "valid-token":</text:span></text:p>
      <text:p text:style-name="P2"><text:span text:style-name="T44"><text:s text:c="8"/>raise HTTPException(status_code=401, detail="Invalid token")</text:span></text:p>
      <text:p text:style-name="P2"><text:span text:style-name="T44"><text:s text:c="4"/>return {"user": "authenticated"}</text:span></text:p>
      <text:p text:style-name="P2"><text:span text:style-name="T44"/></text:p>
      <text:p text:style-name="P2"><text:span text:style-name="T44">@app.get("/users/me")</text:span></text:p>
      <text:p text:style-name="P2"><text:span text:style-name="T44">def read_users_me(current_user: dict = Depends(get_current_user)):</text:span></text:p>
      <text:p text:style-name="P2"><text:span text:style-name="T44"><text:s text:c="4"/>return current_user</text:span></text:p>
      <text:p text:style-name="P2"><text:span text:style-name="T45"/></text:p>
      <text:p text:style-name="P2"><text:span text:style-name="T46">Supported Features</text:span><text:span text:style-name="T47"/></text:p>
      <text:p text:style-name="P2"><text:span text:style-name="T48">1. Database Integration</text:span><text:span text:style-name="T49"/></text:p>
      <text:p text:style-name="P2"><text:span text:style-name="T49">- Works with SQLAlchemy, Tortoise ORM, GINO, and databases.</text:span></text:p>
      <text:p text:style-name="P2"><text:span text:style-name="T49">- Asynchronous database access with libraries like `asyncpg` or `databases`.</text:span></text:p>
      <text:p text:style-name="P2"><text:span text:style-name="T49">2. WebSocket Support</text:span></text:p>
      <text:p text:style-name="P2"><text:span text:style-name="T49">```python</text:span></text:p>
      <text:p text:style-name="P2"><text:span text:style-name="T50">from fastapi import WebSocket</text:span></text:p>
      <text:p text:style-name="P2"><text:span text:style-name="T50"/></text:p>
      <text:p text:style-name="P2"><text:span text:style-name="T50">@app.websocket("/ws")</text:span></text:p>
      <text:p text:style-name="P2"><text:span text:style-name="T50">async def websocket_endpoint(websocket: WebSocket):</text:span></text:p>
      <text:p text:style-name="P2"><text:span text:style-name="T50"><text:s text:c="4"/>await websocket.accept()</text:span></text:p>
      <text:p text:style-name="P2"><text:span text:style-name="T50"><text:s text:c="4"/>await websocket.send_text("Hello, WebSocket")</text:span></text:p>
      <text:p text:style-name="P2"><text:span text:style-name="T50"><text:s text:c="4"/>await websocket.close()</text:span></text:p>
      <text:p text:style-name="P2"><text:span text:style-name="T51">```</text:span></text:p>
      <text:p text:style-name="P2"><text:span text:style-name="T51"/></text:p>
      <text:p text:style-name="P2"><text:span text:style-name="T52">3. Background Tasks</text:span></text:p>
      <text:p text:style-name="P2"><text:span text:style-name="T53">Run tasks in the background without blocking requests:</text:span></text:p>
      <text:p text:style-name="P2"><text:span text:style-name="T53">```python</text:span></text:p>
      <text:p text:style-name="P2"><text:span text:style-name="T54">from fastapi import BackgroundTasks</text:span></text:p>
      <text:p text:style-name="P2"><text:span text:style-name="T54"/></text:p>
      <text:p text:style-name="P2"><text:span text:style-name="T54">@app.post("/send-email/")</text:span></text:p>
      <text:p text:style-name="P2"><text:span text:style-name="T54">def send_email(background_tasks: BackgroundTasks, email: str):</text:span></text:p>
      <text:p text:style-name="P2"><text:span text:style-name="T54"><text:s text:c="4"/>background_tasks.add_task(email_service.send_email, email)</text:span></text:p>
      <text:p text:style-name="P2"><text:span text:style-name="T54"><text:s text:c="4"/>return {"message": "Email will be sent"}</text:span></text:p>
      <text:p text:style-name="P2"><text:span text:style-name="T55">`</text:span></text:p>
      <text:p text:style-name="P2"><text:span text:style-name="T56">4. Static Files</text:span><text:span text:style-name="T57"/></text:p>
      <text:p text:style-name="P2"><text:span text:style-name="T57">Serve static files (CSS, JS, etc.):</text:span></text:p>
      <text:p text:style-name="P2"><text:span text:style-name="T57">```python</text:span></text:p>
      <text:p text:style-name="P2"><text:span text:style-name="T58">from fastapi.staticfiles import StaticFiles</text:span></text:p>
      <text:p text:style-name="P2"><text:span text:style-name="T58"/></text:p>
      <text:p text:style-name="P2"><text:span text:style-name="T58">app.mount("/static", StaticFiles(directory="static"), name="static")</text:span></text:p>
      <text:p text:style-name="P2"><text:span text:style-name="T59">```</text:span></text:p>
      <text:p text:style-name="P2"><text:span text:style-name="T60">Advantages of FastAPI</text:span><text:span text:style-name="T61"/></text:p>
      <text:p text:style-name="P2"><text:span text:style-name="T61">1. **Developer-Friendly**: Concise syntax with built-in documentation.</text:span></text:p>
      <text:p text:style-name="P2"><text:span text:style-name="T61">2. **Scalability**: Asynchronous architecture supports high-concurrency applications.</text:span></text:p>
      <text:p text:style-name="P2"><text:span text:style-name="T61">3. **Robust Validation**: Ensures data integrity using Pydantic models.</text:span></text:p>
      <text:p text:style-name="P2"><text:span text:style-name="T61">4. **Standards-Based**: Built on OpenAPI and JSON Schema standards.</text:span></text:p>
      <text:p text:style-name="P2"><text:span text:style-name="T61">5. **Wide Adoption**: Trusted by organizations like Netflix, Microsoft, and Uber.</text:span></text:p>
      <text:p text:style-name="P2"><text:span text:style-name="T61"/></text:p>
      <text:p text:style-name="P2"><text:span text:style-name="T62">Use Cases</text:span><text:span text:style-name="T63"/></text:p>
      <text:p text:style-name="P2"><text:span text:style-name="T63">1. **Microservices**: Build lightweight, efficient services.</text:span></text:p>
      <text:p text:style-name="P2"><text:span text:style-name="T63">2. **API Gateways**: Integrate multiple services under a unified API.</text:span></text:p>
      <text:p text:style-name="P2"><text:span text:style-name="T63">3. **Machine Learning**: Expose ML models as APIs for inference.</text:span></text:p>
      <text:p text:style-name="P2"><text:span text:style-name="T63">4. **IoT Applications**: Handle WebSocket and RESTful communication.</text:span></text:p>
      <text:p text:style-name="P2"><text:span text:style-name="T63"/></text:p>
      <text:p text:style-name="P2"><text:span text:style-name="T64">How to Run FastAPI</text:span><text:span text:style-name="T65"/></text:p>
      <text:p text:style-name="P2"><text:span text:style-name="T65">1. Install FastAPI and Uvicorn:</text:span></text:p>
      <text:p text:style-name="P2"><text:span text:style-name="T65"><text:s text:c="3"/>```bash</text:span></text:p>
      <text:p text:style-name="P2"><text:span text:style-name="T65"><text:s text:c="3"/>pip install fastapi uvicorn</text:span></text:p>
      <text:p text:style-name="P2"><text:span text:style-name="T65"><text:s text:c="3"/>```</text:span></text:p>
      <text:p text:style-name="P2"><text:span text:style-name="T65"/></text:p>
      <text:p text:style-name="P2"><text:span text:style-name="T65">2. Create a file `main.py`:</text:span></text:p>
      <text:p text:style-name="P2"><text:span text:style-name="T65"><text:s text:c="3"/>```python</text:span></text:p>
      <text:p text:style-name="P2"><text:span text:style-name="T65"><text:s text:c="3"/>from fastapi import FastAPI</text:span></text:p>
      <text:p text:style-name="P2"><text:span text:style-name="T65"/></text:p>
      <text:p text:style-name="P2"><text:span text:style-name="T65"><text:s text:c="3"/>app = FastAPI()</text:span></text:p>
      <text:p text:style-name="P2"><text:span text:style-name="T65"/></text:p>
      <text:p text:style-name="P2"><text:span text:style-name="T65"><text:s text:c="3"/>@app.get("/")</text:span></text:p>
      <text:p text:style-name="P2"><text:span text:style-name="T65"><text:s text:c="3"/>def read_root():</text:span></text:p>
      <text:p text:style-name="P2"><text:span text:style-name="T65"><text:s text:c="7"/>return {"message": "Welcome to FastAPI!"}</text:span></text:p>
      <text:p text:style-name="P2"><text:span text:style-name="T65"><text:s text:c="3"/>```</text:span></text:p>
      <text:p text:style-name="P2"><text:span text:style-name="T65"/></text:p>
      <text:p text:style-name="P2"><text:span text:style-name="T65">3. Run the application:</text:span></text:p>
      <text:p text:style-name="P2"><text:span text:style-name="T65"><text:s text:c="3"/>```bash</text:span></text:p>
      <text:p text:style-name="P2"><text:span text:style-name="T65"><text:s text:c="3"/>uvicorn main:app --reload</text:span></text:p>
      <text:p text:style-name="P2"><text:span text:style-name="T65"><text:s text:c="3"/>```</text:span></text:p>
      <text:p text:style-name="P2"><text:span text:style-name="T65"/></text:p>
      <text:p text:style-name="P2"><text:span text:style-name="T66">Conclusion</text:span><text:span text:style-name="T67"/></text:p>
      <text:p text:style-name="P2"><text:span text:style-name="T67">FastAPI is an ideal framework for building modern APIs and web applications. With its robust features, ease of use, and strong community support, it has become a go-to choice for developers looking to build scalable and efficient solutions.</text:span></text:p>
      <text:p text:style-name="P2"><text:span text:style-name="T6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